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textbody">
      <style:graphic-properties draw:textarea-horizontal-align="right" draw:auto-grow-height="true" draw:auto-grow-width="true" fo:min-height="0cm" fo:min-width="0cm"/>
    </style:style>
    <style:style style:name="gr3" style:family="graphic" style:parent-style-name="objectwithoutfill">
      <style:graphic-properties svg:stroke-width="0cm" draw:marker-start="" draw:marker-start-width="0.275cm" draw:marker-end="Symmetric_20_Arrow" draw:marker-end-width="0.2cm" draw:fill="none" fo:padding-top="0cm" fo:padding-bottom="0cm" fo:padding-left="0cm" fo:padding-right="0cm"/>
    </style:style>
    <style:style style:name="gr4" style:family="graphic" style:parent-style-name="textbody">
      <style:graphic-properties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" draw:marker-end="Symmetric_20_Arrow" draw:marker-end-width="0.2cm" draw:fill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Symmetric_20_Arrow" draw:textarea-horizontal-align="center" draw:textarea-vertical-align="middle"/>
    </style:style>
    <style:style style:name="gr8" style:family="graphic" style:parent-style-name="objectwithoutfill">
      <style:graphic-properties draw:marker-end="Symmetric_20_Arrow" draw:fill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6cm" svg:height="0.8cm" svg:x="2.6cm" svg:y="1.1cm">
          <text:p text:style-name="P1">Register</text:p>
          <text:p text:style-name="P1">digit_msb</text:p>
          <draw:enhanced-geometry svg:viewBox="0 0 21600 21600" draw:type="rectangle" draw:enhanced-path="M 0 0 L 21600 0 21600 21600 0 21600 0 0 Z N"/>
        </draw:custom-shape>
        <draw:frame draw:style-name="gr2" draw:layer="layout" svg:width="1.026cm" svg:height="0.336cm" svg:x="0.174cm" svg:y="0.7cm">
          <draw:text-box>
            <text:p>digit_in</text:p>
          </draw:text-box>
        </draw:frame>
        <draw:line draw:style-name="gr3" draw:text-style-name="P1" draw:layer="layout" svg:x1="7.4cm" svg:y1="1.032cm" svg:x2="8.2cm" svg:y2="1.032cm">
          <text:p/>
        </draw:line>
        <draw:frame draw:style-name="gr4" draw:layer="layout" svg:width="1.098cm" svg:height="0.336cm" svg:x="8.302cm" svg:y="0.864cm">
          <draw:text-box>
            <text:p>seg_out</text:p>
          </draw:text-box>
        </draw:frame>
        <draw:line draw:style-name="gr3" draw:text-style-name="P1" draw:layer="layout" svg:x1="5.8cm" svg:y1="2.5cm" svg:x2="6.6cm" svg:y2="2.5cm">
          <text:p/>
        </draw:line>
        <draw:frame draw:style-name="gr4" draw:layer="layout" svg:width="0.959cm" svg:height="0.336cm" svg:x="6.641cm" svg:y="2.332cm">
          <draw:text-box>
            <text:p>an_out</text:p>
          </draw:text-box>
        </draw:frame>
        <draw:line draw:style-name="gr5" draw:text-style-name="P1" draw:layer="layout" svg:x1="3.4cm" svg:y1="2.5cm" svg:x2="4.2cm" svg:y2="2.5cm">
          <text:p/>
        </draw:line>
        <draw:frame draw:style-name="gr2" draw:layer="layout" svg:width="0.404cm" svg:height="0.336cm" svg:x="2.991cm" svg:y="2.332cm">
          <draw:text-box>
            <text:p>clk</text:p>
          </draw:text-box>
        </draw:frame>
        <draw:custom-shape draw:style-name="gr1" draw:text-style-name="P1" draw:layer="layout" svg:width="1.6cm" svg:height="0.8cm" svg:x="2.6cm" svg:y="0.1cm">
          <text:p text:style-name="P1">Register</text:p>
          <text:p text:style-name="P1">digit_ls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5.8cm" svg:y="0.5cm">
          <text:p text:style-name="P1">bin-7seg</text:p>
          <text:p text:style-name="P1">conver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8cm" svg:x="4.2cm" svg:y="2.1cm">
          <text:p text:style-name="P1">Clk divider</text:p>
          <text:p text:style-name="P1">unit</text:p>
          <draw:enhanced-geometry svg:viewBox="0 0 21600 21600" draw:type="rectangle" draw:enhanced-path="M 0 0 L 21600 0 21600 21600 0 21600 0 0 Z N"/>
        </draw:custom-shape>
        <draw:polygon draw:style-name="standard" draw:layer="layout" svg:width="0.916cm" svg:height="1.332cm" svg:x="4.4cm" svg:y="0.386cm" svg:viewBox="0 0 917 1333" draw:points="0,0 0,1333 583,1333 917,667 583,0">
          <text:p/>
        </draw:polygon>
        <draw:line draw:style-name="gr6" draw:text-style-name="P1" draw:layer="layout" svg:x1="4.709cm" svg:y1="2.1cm" svg:x2="4.709cm" svg:y2="1.717cm">
          <text:p/>
        </draw:line>
        <draw:line draw:style-name="gr7" draw:text-style-name="P1" draw:layer="layout" svg:x1="5.317cm" svg:y1="1.051cm" svg:x2="5.8cm" svg:y2="1.051cm">
          <text:p/>
        </draw:line>
        <draw:line draw:style-name="gr6" draw:text-style-name="P1" draw:layer="layout" svg:x1="4.2cm" svg:y1="0.7cm" svg:x2="4.4cm" svg:y2="0.7cm">
          <text:p/>
        </draw:line>
        <draw:line draw:style-name="gr6" draw:text-style-name="P1" draw:layer="layout" svg:x1="4.2cm" svg:y1="1.5cm" svg:x2="4.4cm" svg:y2="1.5cm">
          <text:p/>
        </draw:line>
        <draw:polyline draw:style-name="gr8" draw:text-style-name="P1" draw:layer="layout" svg:width="1.399cm" svg:height="0.399cm" svg:x="1.2cm" svg:y="0.5cm" svg:viewBox="0 0 1400 400" draw:points="0,400 600,400 600,0 1400,0">
          <text:p/>
        </draw:polyline>
        <draw:polyline draw:style-name="gr8" draw:text-style-name="P1" draw:layer="layout" svg:width="0.799cm" svg:height="0.599cm" svg:x="1.8cm" svg:y="0.9cm" svg:viewBox="0 0 800 600" draw:points="0,0 0,600 800,6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8pt" fo:font-style="normal" fo:text-shadow="none" style:text-underline-style="none" fo:font-weight="150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7.2$Linux_X86_64 LibreOffice_project/420m0$Build-2</meta:generator>
    <dc:date>2014-11-26T11:15:12.934669932</dc:date>
    <meta:editing-duration>PT7H40M8S</meta:editing-duration>
    <meta:editing-cycles>36</meta:editing-cycles>
    <dc:creator>Paulino Ruiz de Clavijo</dc:creator>
    <meta:document-statistic meta:object-count="18"/>
  </office:meta>
</office:document-meta>
</file>